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Courier New" svg:font-family="'Courier New'" style:font-adornments="Standard"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master-page-name="Standard">
      <style:paragraph-properties style:page-number="auto"/>
    </style:style>
    <style:style style:name="P2" style:family="paragraph" style:parent-style-name="Standard">
      <loext:graphic-properties draw:fill="solid" draw:fill-color="#ffffff"/>
      <style:paragraph-properties fo:margin-top="0cm" fo:margin-bottom="0.529cm" loext:contextual-spacing="false" fo:line-height="100%" fo:background-color="#ffffff" style:vertical-align="baseline"/>
    </style:style>
    <style:style style:name="P3" style:family="paragraph" style:parent-style-name="Standard">
      <loext:graphic-properties draw:fill="solid" draw:fill-color="#ffffff"/>
      <style:paragraph-properties fo:margin-top="0cm" fo:margin-bottom="0.529cm" loext:contextual-spacing="false" fo:line-height="100%" fo:background-color="#ffffff" style:vertical-align="baseline"/>
      <style:text-properties officeooo:paragraph-rsid="0005ea19"/>
    </style:style>
    <style:style style:name="P4" style:family="paragraph" style:parent-style-name="Standard" style:list-style-name="">
      <loext:graphic-properties draw:fill="solid" draw:fill-color="#ffffff"/>
      <style:paragraph-properties fo:margin-top="0cm" fo:margin-bottom="0.529cm" loext:contextual-spacing="false" fo:line-height="100%" fo:background-color="#ffffff" style:vertical-align="baseline"/>
    </style:style>
    <style:style style:name="P5" style:family="paragraph" style:parent-style-name="Standard" style:list-style-name="WWNum1">
      <loext:graphic-properties draw:fill="solid" draw:fill-color="#ffffff"/>
      <style:paragraph-properties fo:margin-top="0cm" fo:margin-bottom="0.529cm" loext:contextual-spacing="false" fo:line-height="100%" fo:background-color="#ffffff" style:vertical-align="baseline"/>
      <style:text-properties officeooo:paragraph-rsid="0005ea19"/>
    </style:style>
    <style:style style:name="P6" style:family="paragraph" style:parent-style-name="Standard" style:list-style-name="L3">
      <loext:graphic-properties draw:fill="solid" draw:fill-color="#ffffff"/>
      <style:paragraph-properties fo:margin-top="0cm" fo:margin-bottom="0.529cm" loext:contextual-spacing="false" fo:line-height="100%" fo:background-color="#ffffff" style:vertical-align="baseline"/>
    </style:style>
    <style:style style:name="P7" style:family="paragraph" style:parent-style-name="Standard" style:list-style-name="L3">
      <loext:graphic-properties draw:fill="solid" draw:fill-color="#ffffff"/>
      <style:paragraph-properties fo:margin-top="0cm" fo:margin-bottom="0.529cm" loext:contextual-spacing="false" fo:line-height="100%" fo:background-color="#ffffff" style:vertical-align="baseline"/>
      <style:text-properties officeooo:paragraph-rsid="0005ea19"/>
    </style:style>
    <style:style style:name="P8" style:family="paragraph" style:parent-style-name="Standard">
      <style:paragraph-properties fo:margin-top="0cm" fo:margin-bottom="0cm" loext:contextual-spacing="false" fo:line-height="100%"/>
    </style:style>
    <style:style style:name="P9" style:family="paragraph" style:parent-style-name="Standard">
      <loext:graphic-properties draw:fill="solid" draw:fill-color="#ffffff"/>
      <style:paragraph-properties fo:margin-top="0cm" fo:margin-bottom="0cm" loext:contextual-spacing="false" fo:line-height="100%" fo:background-color="#ffffff" style:vertical-align="baseline"/>
    </style:style>
    <style:style style:name="P10" style:family="paragraph" style:parent-style-name="Heading" style:list-style-name="WWNum1"/>
    <style:style style:name="P11" style:family="paragraph" style:parent-style-name="Heading" style:list-style-name="WWNum1">
      <style:text-properties officeooo:paragraph-rsid="0005ea19"/>
    </style:style>
    <style:style style:name="P12" style:family="paragraph" style:parent-style-name="Heading" style:list-style-name="L3"/>
    <style:style style:name="P13" style:family="paragraph" style:parent-style-name="Heading" style:list-style-name="L3">
      <style:text-properties officeooo:paragraph-rsid="0005ea19"/>
    </style:style>
    <style:style style:name="P14" style:family="paragraph" style:parent-style-name="Heading" style:list-style-name="L4">
      <style:text-properties officeooo:paragraph-rsid="0005ea19"/>
    </style:style>
    <style:style style:name="P15" style:family="paragraph" style:parent-style-name="Heading" style:list-style-name="L5">
      <style:text-properties officeooo:paragraph-rsid="0005ea19"/>
    </style:style>
    <style:style style:name="P16" style:family="paragraph" style:parent-style-name="Heading" style:list-style-name="L6">
      <style:text-properties officeooo:paragraph-rsid="0005ea19"/>
    </style:style>
    <style:style style:name="T1" style:family="text">
      <style:text-properties fo:color="#333333" style:font-name="Segoe UI" fo:font-size="12pt" style:font-name-asian="Times New Roman1" style:font-size-asian="12pt" style:font-name-complex="Segoe UI1" style:font-size-complex="12pt"/>
    </style:style>
    <style:style style:name="T2" style:family="text">
      <style:text-properties fo:color="#333333" style:font-name="Segoe UI" fo:font-size="12pt" style:font-name-asian="Times New Roman1" style:font-size-asian="12pt" style:font-name-complex="Segoe UI1" style:font-size-complex="12pt" text:display="none"/>
    </style:style>
    <style:style style:name="T3" style:family="text">
      <style:text-properties fo:color="#333333" style:font-name="Segoe UI" fo:font-size="12pt" fo:language="en" fo:country="US" style:font-name-asian="Times New Roman1" style:font-size-asian="12pt" style:font-name-complex="Segoe UI1" style:font-size-complex="12pt"/>
    </style:style>
    <style:style style:name="T4" style:family="text">
      <style:text-properties fo:color="#333333" fo:font-size="12pt" fo:language="en" fo:country="US" style:font-name-asian="Times New Roman1" style:font-size-asian="12pt" style:font-name-complex="Segoe UI1" style:font-size-complex="12pt"/>
    </style:style>
    <style:style style:name="T5" style:family="text">
      <style:text-properties fo:color="#777777" style:font-name="Arial" fo:font-size="10.5pt" style:font-name-asian="Times New Roman1" style:font-size-asian="10.5pt" style:font-name-complex="Arial2" style:font-size-complex="10.5pt"/>
    </style:style>
    <style:style style:name="T6" style:family="text">
      <style:text-properties fo:color="#777777" style:font-name="Arial" fo:font-size="10.5pt" style:font-name-asian="Times New Roman1" style:font-size-asian="10.5pt" style:font-name-complex="Arial2" style:font-size-complex="10.5pt" text:display="none"/>
    </style:style>
    <style:style style:name="T7" style:family="text">
      <style:text-properties fo:color="#777777" style:font-name="Arial" fo:font-size="10.5pt" fo:background-color="#ffffff" loext:char-shading-value="0" style:font-name-asian="Times New Roman1" style:font-size-asian="10.5pt" style:font-name-complex="Arial2" style:font-size-complex="10.5pt"/>
    </style:style>
    <style:style style:name="T8" style:family="text">
      <style:text-properties fo:color="#777777" style:font-name="Arial" fo:font-size="10.5pt" fo:language="en" fo:country="US" style:font-name-asian="Times New Roman1" style:font-size-asian="10.5pt" style:font-name-complex="Arial2" style:font-size-complex="10.5pt"/>
    </style:style>
    <style:style style:name="T9" style:family="text">
      <style:text-properties fo:color="#777777" style:font-name="inherit" fo:font-size="10.5pt" style:font-name-asian="Times New Roman1" style:font-size-asian="10.5pt" style:font-name-complex="Arial2" style:font-size-complex="10.5pt"/>
    </style:style>
    <style:style style:name="T10" style:family="text">
      <style:text-properties fo:color="#777777" style:font-name="inherit" fo:font-size="10.5pt" fo:language="en" fo:country="US" style:font-name-asian="Times New Roman1" style:font-size-asian="10.5pt" style:font-name-complex="Arial2" style:font-size-complex="10.5pt"/>
    </style:style>
    <style:style style:name="T11" style:family="text">
      <style:text-properties style:font-name="Arial" fo:font-size="10.5pt" style:font-name-asian="Times New Roman1" style:font-size-asian="10.5pt" style:font-name-complex="Arial2" style:font-size-complex="10.5pt"/>
    </style:style>
    <style:style style:name="T12" style:family="text">
      <style:text-properties style:font-name="Arial" fo:font-size="10.5pt" style:font-name-asian="Times New Roman1" style:font-size-asian="10.5pt" style:font-name-complex="Arial2" style:font-size-complex="10.5pt" text:display="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atenschutzerklärung</text:h>
      <text:p text:style-name="P2"><text:span text:style-name="T5">Wir freuen uns sehr über Ihr Interesse an unserem Unternehmen. Datenschutz hat einen besonders hohen Stellenwert für die Geschäftsleitung der Nussbaumer Projects GmbH. Eine Nutzung der Website der Nussbaumer Projects GmbH ist grundsätzlich ohne jede Angabe personenbezogener Daten möglich. Sofern eine betroffene Person besondere Services unseres Unternehmens über unsere Website in Anspruch nehmen möchte, könnte jedoch eine Verarbeitung personenbezogener Daten erforderlich werden. Ist die Verarbeitung personenbezogener Daten erforderlich und besteht für eine solche Verarbeitung keine gesetzliche Grundlage, holen wir generell eine Einwilligung der betroffenen Person ein.</text:span></text:p>
      <text:p text:style-name="P2"><text:span text:style-name="T5">Die Verarbeitung personenbezogener Daten, beispielsweise des Namens, der Anschrift, E-Mail-Adresse oder Telefonnummer einer betroffenen Person, erfolgt stets im Einklang mit der Datenschutz-Grundverordnung und in Übereinstimmung mit den für die Nussbaumer Projects GmbH geltenden landesspezifischen Datenschutzbestimmungen. Mittels dieser Datenschutzerklärung möchte unser Unternehmen die Öffentlichkeit über Art, Umfang und Zweck der von uns erhobenen, genutzten und verarbeiteten personenbezogenen Daten informieren. Ferner werden betroffene Personen mittels dieser Datenschutzerklärung über die ihnen zustehenden Rechte aufgeklärt.</text:span></text:p>
      <text:p text:style-name="P2"><text:span text:style-name="T5">Die Nussbaumer Projects GmbH trägt als für die Verarbeitung Verantwortlicher nach bestem Wissen dafür Sorge, dass die eingesetzten Dienstleister für die Bereitstellung der Website der Nussbaumer Projects hinreichende technische und organisatorische Maßnahmen umsetzt, um einen möglichst lückenlosen Schutz der über diese Website verarbeiteten personenbezogenen Daten sicherzustellen. Dennoch können internetbasierte Datenübertragungen grundsätzlich Sicherheitslücken aufweisen, sodass ein absoluter Schutz nicht gewährleistet werden kann. Aus diesem Grund steht es jeder betroffenen Person frei, personenbezogene Daten auch auf alternativen Wegen, beispielsweise telefonisch, an uns zu übermitteln.</text:span></text:p>
      <text:h text:style-name="Heading_20_3" text:outline-level="3">1. Begriffsbestimmungen</text:h>
      <text:p text:style-name="P2"><text:span text:style-name="T5">Die Datenschutzerklärung der Nussbaumer Projects GmbH beruht auf den Begrifflichkeiten, die durch den Europäischen Richtlinien- und Verordnungsgeber beim Erlass der Datenschutz-Grundverordnung (DS-GVO) verwendet wurden. Unsere Datenschutzerklärung soll sowohl für die Öffentlichkeit als auch für unsere Kunden und Geschäftspartner einfach lesbar und verständlich sein. Um dies zu gewährleisten, möchten wir vorab die verwendeten Begrifflichkeiten erläutern.</text:span></text:p>
      <text:p text:style-name="P3"><text:span text:style-name="T5">Wir verwenden in dieser Datenschutzerklärung unter anderem die folgenden Begriffe:</text:span></text:p>
      <text:list xml:id="list85505709" text:style-name="WWNum1">
        <text:list-item>
          <text:p text:style-name="P5"><text:span text:style-name="T3">personenbezogene Daten<text:line-break/></text:span><text:span text:style-name="T9">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oder zu einem oder mehreren besonderen Merkmalen, die Ausdruck der physischen, physiologischen, genetischen, psychischen, wirtschaftlichen, kulturellen oder sozialen Identität dieser natürlichen Person sind, identifiziert werden kann.</text:span></text:p>
        </text:list-item>
        <text:list-item>
          <text:p text:style-name="P5"><text:span text:style-name="T3">betroffene Person<text:line-break/></text:span><text:span text:style-name="T9">Betroffene Person ist jede identifizierte oder identifizierbare natürliche Person, deren personenbezogene Daten von dem für die Verarbeitung Verantwortlichen verarbeitet werden.</text:span></text:p>
        </text:list-item>
        <text:list-item>
          <text:p text:style-name="P10"><text:soft-page-break/><text:span text:style-name="T3">Verarbeitung<text:line-break/></text:span><text:span text:style-name="T9">Verarbeitung ist jeder mit oder ohne Hilfe automatisierter Verfahren ausgeführte Vorgang oder jede solche Vorgangsreihe im Zusammenhang mit personenbezogenen Daten wie das Erheben, das Erfassen, die Organisation, das Ordnen, die Speicherung, die Anpassung oder Veränderung, das Auslesen, das Abfragen, die Verwendung, die Offenlegung durch Übermittlung, Verbreitung oder eine andere Form der Bereitstellung, den Abgleich oder die Verknüpfung, die Einschränkung, das Löschen oder die Vernichtung.</text:span></text:p>
        </text:list-item>
        <text:list-item>
          <text:p text:style-name="P10"><text:span text:style-name="T4">Einschränkung der Verarbeitung<text:line-break/></text:span>Einschränkung der Verarbeitung ist die Markierung gespeicherter personenbezogener Daten mit dem Ziel, ihre künftige Verarbeitung einzuschränken.</text:p>
        </text:list-item>
        <text:list-item>
          <text:p text:style-name="P10">Profiling<text:line-break/><text:span text:style-name="T9">Profiling ist jede Art der automatisierten Verarbeitung personenbezogener Daten, die darin besteht, dass diese personenbezogenen Daten verwendet werden, um bestimmte persönliche Aspekte, die sich auf eine natürliche Person beziehen, zu bewerten, insbesondere, um Aspekte bezüglich Arbeitsleistung, wirtschaftlicher Lage, Gesundheit, persönlicher Vorlieben, Interessen, Zuverlässigkeit, Verhalten, Aufenthaltsort oder Ortswechsel dieser natürlichen Person zu analysieren oder vorherzusagen.</text:span></text:p>
        </text:list-item>
        <text:list-item>
          <text:p text:style-name="P10"><text:soft-page-break/>Pseudonymisierung<text:line-break/><text:span text:style-name="T9">Pseudonymisierung ist die Verarbeitung personenbezogener Daten in einer Weise, auf welche die personenbezogenen Daten ohne Hinzuziehung zusätzlicher Informationen nicht mehr einer spezifischen betroffenen Person zugeordnet werden können, sofern diese zusätzlichen Informationen gesondert aufbewahrt werden und technischen und organisatorischen Maßnahmen unterliegen, die gewährleisten, dass die personenbezogenen Daten nicht einer identifizierten oder identifizierbaren natürlichen Person zugewiesen werden.</text:span></text:p>
        </text:list-item>
        <text:list-item>
          <text:p text:style-name="P10">Verantwortlicher oder für die Verarbeitung Verantwortlicher<text:line-break/><text:span text:style-name="T9">Verantwortlicher oder für die Verarbeitung Verantwortlicher ist die natürliche oder juristische Person, Behörde, Einrichtung oder andere Stelle, die allein oder gemeinsam mit anderen über die Zwecke und Mittel der Verarbeitung von personenbezogenen Daten entscheidet. Sind die Zwecke und Mittel dieser Verarbeitung durch das Unionsrecht oder das Recht der Mitgliedstaaten vorgegeben, so kann der Verantwortliche beziehungsweise können die bestimmten Kriterien seiner Benennung nach dem Unionsrecht oder dem Recht der Mitgliedstaaten vorgesehen werden.</text:span></text:p>
        </text:list-item>
        <text:list-item>
          <text:p text:style-name="P10">Auftragsverarbeiter<text:line-break/><text:span text:style-name="T9">Auftragsverarbeiter ist eine natürliche oder juristische Person, Behörde, Einrichtung oder andere Stelle, die personenbezogene Daten im Auftrag des Verantwortlichen verarbeitet.</text:span></text:p>
        </text:list-item>
        <text:list-item>
          <text:p text:style-name="P10">Empfänger<text:line-break/><text:span text:style-name="T9">Empfänger ist eine natürliche oder juristische Person, Behörde, Einrichtung oder andere Stelle, der personenbezogene Daten offengelegt werden, unabhängig davon, ob es sich bei ihr um einen Dritten handelt oder nicht. Behörden, die im Rahmen eines bestimmten Untersuchungsauftrags nach dem Unionsrecht oder dem Recht der Mitgliedstaaten möglicherweise personenbezogene Daten erhalten, gelten jedoch nicht als Empfänger.</text:span></text:p>
        </text:list-item>
        <text:list-item>
          <text:p text:style-name="P11">Dritter<text:line-break/><text:span text:style-name="T9">Dritter ist eine natürliche oder juristische Person, Behörde, Einrichtung oder andere Stelle außer der betroffenen Person, dem Verantwortlichen, dem Auftragsverarbeiter und den Personen, die unter der unmittelbaren Verantwortung des Verantwortlichen oder des Auftragsverarbeiters befugt sind, die personenbezogenen Daten zu verarbeiten.</text:span></text:p>
        </text:list-item>
        <text:list-item>
          <text:p text:style-name="P11"><text:span text:style-name="T3">Einwilligung<text:line-break/></text:span><text:span text:style-name="T9">Einwilligung ist jede von der betroffenen Person freiwillig für den bestimmten Fall in informierter Weise und unmissverständlich abgegebene Willensbekundung in Form einer Erklärung oder einer sonstigen eindeutigen bestätigenden Handlung, mit der die betroffene Person zu verstehen gibt, dass sie mit der Verarbeitung der sie betreffenden personenbezogenen Daten einverstanden ist.</text:span></text:p>
        </text:list-item>
      </text:list>
      <text:h text:style-name="Heading_20_3" text:outline-level="3">2. Name und Anschrift des für die Verarbeitung Verantwortlichen</text:h>
      <text:p text:style-name="P2"><text:span text:style-name="T5">Verantwortlicher im Sinne der Datenschutz-Grundverordnung, sonstiger in den Mitgliedstaaten der Europäischen Union geltenden Datenschutzgesetze und anderer Bestimmungen mit datenschutzrechtlichem Charakter ist die:</text:span></text:p>
      <text:p text:style-name="P2"><text:soft-page-break/><text:span text:style-name="T5">Nussbaumer Projects GmbH<text:line-break/>Rödingsmarkt 9<text:line-break/>20459 Hamburg<text:line-break/>Deutschland<text:line-break/>Tel.: 040 22865628<text:line-break/>E-Mail: </text:span><text:a xlink:type="simple" xlink:href="mailto:ma@nussbaumerprojects.com" text:style-name="ListLabel_20_19" text:visited-style-name="ListLabel_20_19"><text:span text:style-name="Internet_20_link"><text:span text:style-name="T11">ma@nussbaumerprojects.com</text:span></text:span></text:a><text:span text:style-name="T5"><text:line-break/>Website: </text:span><text:a xlink:type="simple" xlink:href="http://nussbaumerprojects.com" text:style-name="ListLabel_20_19" text:visited-style-name="ListLabel_20_19"><text:span text:style-name="Internet_20_link"><text:span text:style-name="T11">http://nussbaumerprojects.com</text:span></text:span></text:a></text:p>
      <text:h text:style-name="Heading_20_3" text:outline-level="3">3. Name und Anschrift des Datenschutzbeauftragten</text:h>
      <text:p text:style-name="P2"><text:span text:style-name="T5">Der Datenschutzbeauftragte des für die Verarbeitung Verantwortlichen ist:</text:span></text:p>
      <text:p text:style-name="P8"><text:span text:style-name="T7">Dr. Frank Jestczemski<text:line-break/></text:span><text:span text:style-name="T5">Nussbaumer Projects GmbH<text:line-break/>Rödingsmarkt 9<text:line-break/>20459 Hamburg</text:span></text:p>
      <text:p text:style-name="P2"><text:span text:style-name="T5">Deutschland<text:line-break/>Tel.: 040 22865628<text:line-break/>E-Mail: </text:span><text:a xlink:type="simple" xlink:href="mailto:datenschutz@nussbaumerprojects.com" text:style-name="ListLabel_20_19" text:visited-style-name="ListLabel_20_19"><text:span text:style-name="Internet_20_link"><text:span text:style-name="T11">datenschutz(at)nussbaumerprojects.com</text:span></text:span></text:a><text:span text:style-name="T5"><text:line-break/>Website: </text:span><text:a xlink:type="simple" xlink:href="http://nussbaumerprojects.com" text:style-name="ListLabel_20_19" text:visited-style-name="ListLabel_20_19"><text:span text:style-name="Internet_20_link"><text:span text:style-name="T11">http://nussbaumerprojects.com</text:span></text:span></text:a></text:p>
      <text:p text:style-name="P2"><text:span text:style-name="T5">Jede betroffene Person kann sich jederzeit bei allen Fragen und Anregungen zum Datenschutz direkt an unseren Datenschutzbeauftragten wenden.</text:span></text:p>
      <text:h text:style-name="Heading_20_3" text:outline-level="3">4. Cookies</text:h>
      <text:p text:style-name="P2"><text:span text:style-name="T5">Die Website der Nussbaumer Projects GmbH verwendet Cookies, um die Sprachauswahl und die Lesebestätigung des Datenschutzerklärungshinweises zu speichern. Cookies sind Textdateien, welche über einen Internetbrowser auf einem Computersystem abgelegt und gespeichert werden.</text:span></text:p>
      <text:p text:style-name="P2"><text:span text:style-name="T5">Zahlreiche Websites und Server verwenden Cookies. Viele Cookies enthalten eine sogenannte Cookie-ID. Eine Cookie-ID ist eine eindeutige Kennung des Cookies. Sie besteht aus einer Zeichenfolge, durch welche Website und Server dem konkreten Internetbrowser zugeordnet werden können, in dem das Cookie gespeichert wurde. Dies ermöglicht es den besuchten Websites und Servern, den individuellen Browser der betroffenen Person von anderen Internetbrowsern, die andere Cookies enthalten, zu unterscheiden. Ein bestimmter Internetbrowser kann über die eindeutige Cookie-ID wiedererkannt und identifiziert werden.</text:span></text:p>
      <text:p text:style-name="P2"><text:span text:style-name="T5">Durch den Einsatz von Cookies können die Informationen und Angebote auf unserer Website im Sinne des Benutzers optimiert und die Website nutzerfreundlicher bereitgestellt werden. Cookies ermöglichen uns, die Benutzer unserer Website wiederzuerkennen. Zweck dieser Wiedererkennung ist es, den Nutzern die Verwendung unserer Website zu erleichtern. So wird bei wiederholten Besuchen der Website die letzte Einstellung der Sprachauswahl übernommen und der Hinweis auf die Datenschutzerklärung nicht erneut angezeigt.</text:span></text:p>
      <text:p text:style-name="P2"><text:span text:style-name="T5">Die betroffene Person kann die Setzung von Cookies durch unsere Website jederzeit mittels einer entsprechenden Einstellung des genutzten Internetbrowsers verhindern und damit der Setzung von Cookies dauerhaft widersprechen. Ferner können bereits gesetzte Cookies jederzeit über einen Internetbrowser oder andere Softwareprogramme gelöscht werden. Dies ist in allen gängigen Internetbrowsern möglich. Deaktiviert die betroffene Person die Setzung von Cookies in dem genutzten Internetbrowser, sind unter Umständen nicht alle Funktionen unserer Website vollumfänglich nutzbar.</text:span></text:p>
      <text:h text:style-name="Heading_20_3" text:outline-level="3"><text:soft-page-break/>5. Erfassung von allgemeinen Daten und Informationen</text:h>
      <text:p text:style-name="P2"><text:span text:style-name="T5">Die Website der Nussbaumer Projects GmbH erfasst mit jedem Aufruf der Website durch eine betroffene Person oder ein automatisiertes System eine Reihe von allgemeinen Daten und Informationen. Diese allgemeinen Daten und Informationen werden in den Logfiles des Servers bei dem Hosting-Partner Nethosting24 GmbH (</text:span><text:a xlink:type="simple" xlink:href="http://www.nethosting24.de" text:style-name="ListLabel_20_19" text:visited-style-name="ListLabel_20_19"><text:span text:style-name="Internet_20_link"><text:span text:style-name="T11">http://www.nethosting24.de</text:span></text:span></text:a><text:span text:style-name="T5">) für unsere Homepage gespeichert. Weitere Informationen können der Datenschutzerklärung auf der Homepage der Nethosting24 GmbH (</text:span><text:a xlink:type="simple" xlink:href="http://www.nethosting24.de/unternehmen.shtml" text:style-name="ListLabel_20_19" text:visited-style-name="ListLabel_20_19"><text:span text:style-name="Internet_20_link"><text:span text:style-name="T11">http://www.nethosting24.de/unternehmen.shtml</text:span></text:span></text:a><text:span text:style-name="T5">) entnommen werden.</text:span></text:p>
      <text:p text:style-name="P2"><text:span text:style-name="T5">Bei der Nutzung dieser allgemeinen Daten und Informationen zieht die Nussbaumer Projects GmbH weder Rückschlüsse auf die betroffene Person noch greift sie auf diese Daten für andere Zwecke zu. Diese Informationen werden vielmehr vom Hosting-Partner Nethosting24 GmbH unserer Homepage benötigt, um (1) die Inhalte unserer Website korrekt auszuliefern, (2) die Inhalte unserer Website zu optimieren, (3) die dauerhafte Funktionsfähigkeit der informationstechnologischen Systeme und der Technik für unsere Website zu gewährleisten sowie (4) um Strafverfolgungsbehörden im Falle eines Cyberangriffes die zur Strafverfolgung notwendigen Informationen bereitzustellen. Diese anonym erhobenen Daten und Informationen werden durch die Nethosting24 GmbH daher einerseits statistisch und ferner mit dem Ziel ausgewertet, den Datenschutz und die Datensicherheit in unserem Unternehmen zu erhöhen, um letztlich ein optimales Schutzniveau für die von uns verarbeiteten personenbezogenen Daten sicherzustellen.</text:span></text:p>
      <text:h text:style-name="Heading_20_3" text:outline-level="3">6. Kommentarfunktion im Blog auf der Website</text:h>
      <text:p text:style-name="P2"><text:span text:style-name="T5">Die Nussbaumer Projects GmbH bietet den Nutzern auf einem Blog, der sich auf der Website des für die Verarbeitung Verantwortlichen befindet, die Möglichkeit, individuelle Kommentare zu einzelnen Blog-Beiträgen zu hinterlassen. Ein Blog ist ein auf einer Website geführtes, in der Regel öffentlich einsehbares Portal, in welchem eine oder mehrere Personen, die Blogger oder Web-Blogger genannt werden, Artikel posten oder Gedanken in sogenannten Blogposts niederschreiben können. Die Blogposts können in der Regel von Dritten kommentiert werden.</text:span></text:p>
      <text:p text:style-name="P2"><text:span text:style-name="T5">Hinterlässt eine betroffene Person einen Kommentar in dem auf dieser Website veröffentlichten Blog, werden neben den von der betroffenen Person hinterlassenen Kommentaren auch Angaben zum Zeitpunkt der Kommentareingabe sowie zu dem von der betroffenen Person gewählten Nutzernamen (Pseudonym) gespeichert und veröffentlicht. Ferner wird die vom Internet-Service-Provider (ISP) der betroffenen Person vergebene IP-Adresse mitprotokolliert. Diese Speicherung der IP-Adresse erfolgt aus Sicherheitsgründen und für den Fall, dass die betroffene Person durch einen abgegebenen Kommentar die Rechte Dritter verletzt oder rechtswidrige Inhalte postet. Die Speicherung dieser personenbezogenen Daten erfolgt daher im eigenen Interesse des für die Verarbeitung Verantwortlichen, damit sich dieser im Falle einer Rechtsverletzung gegebenenfalls exkulpieren könnte. Es erfolgt keine Weitergabe dieser erhobenen personenbezogenen Daten an Dritte, sofern eine solche Weitergabe nicht gesetzlich vorgeschrieben ist oder der Rechtsverteidigung des für die Verarbeitung Verantwortlichen dient.</text:span></text:p>
      <text:p text:style-name="P2"><text:span text:style-name="T5">Die Nussbaumer Projects GmbH nutzt die Dienste von Automattic:</text:span></text:p>
      <text:p text:style-name="P2"><text:span text:style-name="T8">Automattic Inc.<text:line-break/>60 29th Street #343<text:line-break/>San Francisco, CA 94110<text:line-break/>USA</text:span></text:p>
      <text:p text:style-name="P2"><text:span text:style-name="T5">Im Einzelnen sind dies die Dienste Wordpress.com (Blog), Jetpack (Design, Marketing, Sicherheit) sowie Akismet (Spam Filter).</text:span></text:p>
      <text:p text:style-name="P2"><text:span text:style-name="T5">Automattic veröffentlicht Details zu Datenschutz und Datensicherheit sowie den Gebrauch von Cookies auf ihrer Homepage unter:</text:span></text:p>
      <text:p text:style-name="P2"><text:soft-page-break/><text:a xlink:type="simple" xlink:href="https://automattic.com/privacy/" text:style-name="ListLabel_20_19" text:visited-style-name="ListLabel_20_19"><text:span text:style-name="Internet_20_link"><text:span text:style-name="T11">https://automattic.com/privacy/</text:span></text:span></text:a><text:span text:style-name="T5"><text:line-break/></text:span><text:a xlink:type="simple" xlink:href="https://automattic.com/cookies/" text:style-name="ListLabel_20_19" text:visited-style-name="ListLabel_20_19"><text:span text:style-name="Internet_20_link"><text:span text:style-name="T11">https://automattic.com/cookies/</text:span></text:span></text:a></text:p>
      <text:h text:style-name="Heading_20_3" text:outline-level="3">7. Abonnement von Kommentaren im Blog auf der Website</text:h>
      <text:p text:style-name="P2"><text:span text:style-name="T5">Die im Blog der Nussbaumer Projects GmbH abgegebenen Kommentare können grundsätzlich von Dritten abonniert werden. Insbesondere besteht die Möglichkeit, dass ein Kommentator die seinem Kommentar nachfolgenden Kommentare zu einem bestimmten Blog-Beitrag abonniert.</text:span></text:p>
      <text:p text:style-name="P2"><text:span text:style-name="T5">Sofern sich eine betroffene Person für die Option entscheidet, Kommentare zu abonnieren, versendet der für die Verarbeitung Verantwortliche eine automatische Bestätigungsmail, um im Double-Opt-In-Verfahren zu überprüfen, ob sich wirklich der Inhaber der angegebenen E-Mail-Adresse für diese Option entschieden hat. Die Option zum Abonnement von Kommentaren kann jederzeit beendet werden.</text:span></text:p>
      <text:h text:style-name="Heading_20_3" text:outline-level="3">8. Routinemäßige Löschung und Sperrung von personenbezogenen Daten</text:h>
      <text:p text:style-name="P2"><text:span text:style-name="T5">Der für die Verarbeitung Verantwortliche verarbeitet und speichert personenbezogene Daten der betroffenen Person nur für den Zeitraum, der zur Erreichung des Speicherungszwecks erforderlich ist oder sofern dies durch den Europäischen Richtlinien- und Verordnungsgeber oder einen anderen Gesetzgeber in Gesetzen oder Vorschriften, welchen der für die Verarbeitung Verantwortliche unterliegt, vorgesehen wurde.</text:span></text:p>
      <text:p text:style-name="P2"><text:span text:style-name="T5">Entfällt der Speicherungszweck oder läuft eine vom Europäischen Richtlinien- und Verordnungsgeber oder einem anderen zuständigen Gesetzgeber vorgeschriebene Speicherfrist ab, werden die personenbezogenen Daten routinemäßig und entsprechend den gesetzlichen Vorschriften gesperrt oder gelöscht.</text:span></text:p>
      <text:h text:style-name="Heading_20_3" text:outline-level="3"><text:soft-page-break/>9. Rechte der betroffenen Person</text:h>
      <text:list xml:id="list2070958285" text:style-name="L3">
        <text:list-item>
          <text:p text:style-name="P12">Recht auf Bestätigung<text:line-break/><text:span text:style-name="T9">Jede betroffene Person hat das vom Europäischen Richtlinien- und Verordnungsgeber eingeräumte Recht, von dem für die Verarbeitung Verantwortlichen eine Bestätigung darüber zu verlangen, ob sie betreffende personenbezogene Daten verarbeitet werden. Möchte eine betroffene Person dieses Bestätigungsrecht in Anspruch nehmen, kann sie sich hierzu jederzeit an einen Mitarbeiter des für die Verarbeitung Verantwortlichen wenden.</text:span></text:p>
        </text:list-item>
        <text:list-item>
          <text:p text:style-name="P13">Recht auf Auskunft<text:line-break/><text:span text:style-name="T9">Jede von der Verarbeitung personenbezogener Daten betroffene Person hat das vom Europäischen Richtlinien- und Verordnungsgeber gewährte Recht, jederzeit von dem für die Verarbeitung Verantwortlichen unentgeltliche Auskunft über die zu seiner Person gespeicherten personenbezogenen Daten und eine Kopie dieser Auskunft zu erhalten. Ferner hat der Europäische Richtlinien- und Verordnungsgeber der betroffenen Person Auskunft über folgende Informationen zugestanden:</text:span></text:p>
        </text:list-item>
      </text:list>
      <text:list xml:id="list3232456174" text:style-name="L4">
        <text:list-item>
          <text:list>
            <text:list-item>
              <text:p text:style-name="P14"><text:span text:style-name="T10">die Verarbeitungszwecke</text:span></text:p>
            </text:list-item>
            <text:list-item>
              <text:p text:style-name="P14"><text:span text:style-name="T9">die Kategorien personenbezogener Daten, die verarbeitet werden</text:span></text:p>
            </text:list-item>
            <text:list-item>
              <text:p text:style-name="P14"><text:span text:style-name="T9">die Empfänger oder Kategorien von Empfängern, gegenüber denen die personenbezogenen Daten offengelegt worden sind oder noch offengelegt werden, insbesondere bei Empfängern in Drittländern oder bei internationalen Organisationen</text:span></text:p>
            </text:list-item>
            <text:list-item>
              <text:p text:style-name="P14"><text:span text:style-name="T9">falls möglich die geplante Dauer, für die die personenbezogenen Daten gespeichert werden, oder, falls dies nicht möglich ist, die Kriterien für die Festlegung dieser Dauer</text:span></text:p>
            </text:list-item>
            <text:list-item>
              <text:p text:style-name="P14"><text:span text:style-name="T9">das Bestehen eines Rechts auf Berichtigung oder Löschung der sie betreffenden personenbezogenen Daten oder auf Einschränkung der Verarbeitung durch den Verantwortlichen oder eines Widerspruchsrechts gegen diese Verarbeitung</text:span></text:p>
            </text:list-item>
            <text:list-item>
              <text:p text:style-name="P14"><text:span text:style-name="T9">das Bestehen eines Beschwerderechts bei einer Aufsichtsbehörde</text:span></text:p>
            </text:list-item>
            <text:list-item>
              <text:p text:style-name="P14"><text:span text:style-name="T9">wenn die personenbezogenen Daten nicht bei der betroffenen Person erhoben werden: Alle verfügbaren Informationen über die Herkunft der Daten</text:span></text:p>
            </text:list-item>
            <text:list-item>
              <text:p text:style-name="P14"><text:span text:style-name="T9">das Bestehen einer automatisierten Entscheidungsfindung einschließlich Profiling gemäß Artikel 22 Abs.1 und 4 DS-GVO und — zumindest in diesen Fällen — aussagekräftige Informationen über die involvierte Logik sowie die Tragweite und die angestrebten Auswirkungen einer derartigen Verarbeitung für die betroffene Person</text:span></text:p>
            </text:list-item>
          </text:list>
        </text:list-item>
      </text:list>
      <text:list xml:id="list203911993599013" text:continue-list="list2070958285" text:style-name="L3">
        <text:list-header>
          <text:p text:style-name="P6"><text:span text:style-name="T9">Ferner steht der betroffenen Person ein Auskunftsrecht darüber zu, ob personenbezogene Daten an ein Drittland oder an eine internationale Organisation übermittelt wurden. Sofern dies der Fall ist, so steht der </text:span><text:soft-page-break/><text:span text:style-name="T9">betroffenen Person im Übrigen das Recht zu, Auskunft über die geeigneten Garantien im Zusammenhang mit der Übermittlung zu erhalten.</text:span></text:p>
          <text:p text:style-name="P6"><text:span text:style-name="T9">Möchte eine betroffene Person dieses Auskunftsrecht in Anspruch nehmen, kann sie sich hierzu jederzeit an einen Mitarbeiter des für die Verarbeitung Verantwortlichen wenden.</text:span></text:p>
        </text:list-header>
        <text:list-item>
          <text:p text:style-name="P13">Recht auf Berichtigung<text:line-break/><text:span text:style-name="T9">Jede von der Verarbeitung personenbezogener Daten betroffene Person hat das vom Europäischen Richtlinien- und Verordnungsgeber gewährte Recht, die unverzügliche Berichtigung sie betreffender unrichtiger personenbezogener Daten zu verlangen. Ferner steht der betroffenen Person das Recht zu, unter Berücksichtigung der Zwecke der Verarbeitung, die Vervollständigung unvollständiger personenbezogener Daten — auch mittels einer ergänzenden Erklärung — zu verlangen.<text:line-break/>Möchte eine betroffene Person dieses Berichtigungsrecht in Anspruch nehmen, kann sie sich hierzu jederzeit an einen Mitarbeiter des für die Verarbeitung Verantwortlichen wenden.</text:span></text:p>
        </text:list-item>
        <text:list-item>
          <text:p text:style-name="P13">Recht auf Löschung (Recht auf Vergessen werden)<text:line-break/><text:span text:style-name="T9">Jede von der Verarbeitung personenbezogener Daten betroffene Person hat das vom Europäischen Richtlinien- und Verordnungsgeber gewährte Recht, von dem Verantwortlichen zu verlangen, dass die sie betreffenden personenbezogenen Daten unverzüglich gelöscht werden, sofern einer der folgenden Gründe zutrifft und soweit die Verarbeitung nicht erforderlich ist:</text:span></text:p>
        </text:list-item>
      </text:list>
      <text:list xml:id="list122863456" text:style-name="L5">
        <text:list-item>
          <text:list>
            <text:list-item>
              <text:p text:style-name="P15"><text:span text:style-name="T9">Die personenbezogenen Daten wurden für solche Zwecke erhoben oder auf sonstige Weise verarbeitet, für welche sie nicht mehr notwendig sind.</text:span></text:p>
            </text:list-item>
            <text:list-item>
              <text:p text:style-name="P15"><text:span text:style-name="T9">Die betroffene Person widerruft ihre Einwilligung, auf die sich die Verarbeitung gemäß Art. 6 Abs. 1 Buchstabe a DS-GVO oder Art. 9 Abs. 2 Buchstabe a DS-GVO stützte, und es fehlt an einer anderweitigen Rechtsgrundlage für die Verarbeitung.</text:span></text:p>
            </text:list-item>
            <text:list-item>
              <text:p text:style-name="P15"><text:span text:style-name="T9">Die betroffene Person legt gemäß Art. 21 Abs. 1 DS-GVO Widerspruch gegen die Verarbeitung ein, und es liegen keine vorrangigen berechtigten Gründe für die Verarbeitung vor, oder die betroffene Person legt gemäß Art. 21 Abs. 2 DS-GVO Widerspruch gegen die Verarbeitung ein.</text:span></text:p>
            </text:list-item>
            <text:list-item>
              <text:p text:style-name="P15"><text:span text:style-name="T9">Die personenbezogenen Daten wurden unrechtmäßig verarbeitet.</text:span></text:p>
            </text:list-item>
            <text:list-item>
              <text:p text:style-name="P15"><text:span text:style-name="T9">Die Löschung der personenbezogenen Daten ist zur Erfüllung einer rechtlichen Verpflichtung nach dem Unionsrecht oder dem Recht der Mitgliedstaaten erforderlich, dem der Verantwortliche unterliegt.</text:span></text:p>
            </text:list-item>
            <text:list-item>
              <text:p text:style-name="P15"><text:span text:style-name="T9">Die personenbezogenen Daten wurden in Bezug auf angebotene Dienste der Informationsgesellschaft gemäß Art. 8 Abs. 1 DS-GVO erhoben.</text:span></text:p>
            </text:list-item>
          </text:list>
        </text:list-item>
      </text:list>
      <text:list xml:id="list203912212859791" text:continue-list="list203911993599013" text:style-name="L3">
        <text:list-header>
          <text:p text:style-name="P7"><text:span text:style-name="T9">Sofern einer der oben genannten Gründe zutrifft und eine betroffene Person die Löschung von personenbezogenen Daten, die bei der Nussbaumer Projects GmbH gespeichert sind, veranlassen möchte, kann sie sich hierzu jederzeit an einen Mitarbeiter des für die Verarbeitung Verantwortlichen wenden. Der Mitarbeiter der Nussbaumer Projects GmbH wird veranlassen, dass dem Löschverlangen unverzüglich nachgekommen wird.</text:span></text:p>
          <text:p text:style-name="P7"><text:soft-page-break/><text:span text:style-name="T9">Wurden die personenbezogenen Daten von der Nussbaumer Projects GmbH öffentlich gemacht und ist unser Unternehmen als Verantwortlicher gemäß Art. 17 Abs. 1 DS-GVO zur Löschung der personenbezogenen Daten verpflichtet, so trifft die Nussbaumer Projects GmbH unter Berücksichtigung der verfügbaren Technologie und der Implementierungskosten angemessene Maßnahmen, auch technischer Art, um andere für die Datenverarbeitung Verantwortliche, welche die veröffentlichten personenbezogenen Daten verarbeiten, darüber in Kenntnis zu setzen, dass die betroffene Person von diesen anderen für die Datenverarbeitung Verantwortlichen die Löschung sämtlicher Links zu diesen personenbezogenen Daten oder von Kopien oder Replikationen dieser personenbezogenen Daten verlangt hat, soweit die Verarbeitung nicht erforderlich ist. Der Mitarbeiter der Nussbaumer Projects GmbH wird im Einzelfall das Notwendige veranlassen.</text:span></text:p>
        </text:list-header>
        <text:list-item>
          <text:p text:style-name="P13">Recht auf Einschränkung der Verarbeitung<text:line-break/><text:span text:style-name="T9">Jede von der Verarbeitung personenbezogener Daten betroffene Person hat das vom Europäischen Richtlinien- und Verordnungsgeber gewährte Recht, von dem Verantwortlichen die Einschränkung der Verarbeitung zu verlangen, wenn eine der folgenden Voraussetzungen gegeben ist:</text:span></text:p>
        </text:list-item>
      </text:list>
      <text:list xml:id="list1488418704" text:style-name="L6">
        <text:list-item>
          <text:list>
            <text:list-item>
              <text:p text:style-name="P16"><text:span text:style-name="T9">Die Richtigkeit der personenbezogenen Daten wird von der betroffenen Person bestritten, und zwar für eine Dauer, die es dem Verantwortlichen ermöglicht, die Richtigkeit der personenbezogenen Daten zu überprüfen.</text:span></text:p>
            </text:list-item>
            <text:list-item>
              <text:p text:style-name="P16"><text:span text:style-name="T9">Die Verarbeitung ist unrechtmäßig, die betroffene Person lehnt die Löschung der personenbezogenen Daten ab und verlangt stattdessen die Einschränkung der Nutzung der personenbezogenen Daten.</text:span></text:p>
            </text:list-item>
            <text:list-item>
              <text:p text:style-name="P16"><text:span text:style-name="T9">Der Verantwortliche benötigt die personenbezogenen Daten für die Zwecke der Verarbeitung nicht länger, die betroffene Person benötigt sie jedoch zur Geltendmachung, Ausübung oder Verteidigung von Rechtsansprüchen.</text:span></text:p>
            </text:list-item>
            <text:list-item>
              <text:p text:style-name="P16"><text:span text:style-name="T9">Die betroffene Person hat Widerspruch gegen die Verarbeitung gem. Art. 21 Abs. 1 DS-GVO eingelegt und es steht noch nicht fest, ob die berechtigten Gründe des Verantwortlichen gegenüber denen der betroffenen Person überwiegen.</text:span></text:p>
            </text:list-item>
          </text:list>
        </text:list-item>
      </text:list>
      <text:list xml:id="list203911850360995" text:continue-list="list203912212859791" text:style-name="L3">
        <text:list-header>
          <text:p text:style-name="P7"><text:span text:style-name="T9">Sofern eine der oben genannten Voraussetzungen gegeben ist und eine betroffene Person die Einschränkung von personenbezogenen Daten, die bei der Nussbaumer Projects GmbH gespeichert sind, verlangen möchte, kann sie sich hierzu jederzeit an einen Mitarbeiter des für die Verarbeitung Verantwortlichen wenden. Der Mitarbeiter der Nussbaumer Projects GmbH wird die Einschränkung der Verarbeitung veranlassen.</text:span></text:p>
        </text:list-header>
        <text:list-item>
          <text:p text:style-name="P12">Recht auf Datenübertragbarkeit</text:p>
          <text:p text:style-name="P6"><text:span text:style-name="T9">Jede von der Verarbeitung personenbezogener Daten betroffene Person hat das vom Europäischen Richtlinien- und Verordnungsgeber gewährte Recht, die sie betreffenden personenbezogenen Daten, welche durch die betroffene Person einem Verantwortlichen bereitgestellt wurden, in einem strukturierten, gängigen und maschinenlesbaren Format zu erhalten. Sie hat außerdem das Recht, diese Daten einem anderen Verantwortlichen ohne Behinderung durch den Verantwortlichen, dem die personenbezogenen Daten bereitgestellt wurden, zu übermitteln, sofern die Verarbeitung auf der Einwilligung gemäß Art. 6 Abs. 1 Buchstabe a DS-GVO oder Art. 9 Abs. 2 Buchstabe a DS-GVO oder </text:span><text:soft-page-break/><text:span text:style-name="T9">auf einem Vertrag gemäß Art. 6 Abs. 1 Buchstabe b DS-GVO beruht und die Verarbeitung mithilfe automatisierter Verfahren erfolgt, sofern die Verarbeitung nicht für die Wahrnehmung einer Aufgabe erforderlich ist, die im öffentlichen Interesse liegt oder in Ausübung öffentlicher Gewalt erfolgt, welche dem Verantwortlichen übertragen wurde.</text:span></text:p>
          <text:p text:style-name="P6"><text:span text:style-name="T9">Ferner hat die betroffene Person bei der Ausübung ihres Rechts auf Datenübertragbarkeit gemäß Art. 20 Abs. 1 DS-GVO das Recht, zu erwirken, dass die personenbezogenen Daten direkt von einem Verantwortlichen an einen anderen Verantwortlichen übermittelt werden, soweit dies technisch machbar ist und sofern hiervon nicht die Rechte und Freiheiten anderer Personen beeinträchtigt werden.</text:span></text:p>
          <text:p text:style-name="P7"><text:span text:style-name="T9">Zur Geltendmachung des Rechts auf Datenübertragbarkeit kann sich die betroffene Person jederzeit an einen Mitarbeiter der Nussbaumer Projects GmbH wenden.</text:span></text:p>
        </text:list-item>
        <text:list-item>
          <text:p text:style-name="P12">Recht auf Widerspruch</text:p>
          <text:p text:style-name="P6"><text:span text:style-name="T9">Jede von der Verarbeitung personenbezogener Daten betroffene Person hat das vom Europäischen Richtlinien- und Verordnungsgeber gewährte Recht, aus Gründen, die sich aus ihrer besonderen Situation ergeben, jederzeit gegen die Verarbeitung sie betreffender personenbezogener Daten, die aufgrund von Art. 6 Abs. 1 Buchstaben e oder f DS-GVO erfolgt, Widerspruch einzulegen. Dies gilt auch für ein auf diese Bestimmungen gestütztes Profiling.</text:span></text:p>
          <text:p text:style-name="P6"><text:span text:style-name="T9">Die Nussbaumer Projects GmbH verarbeitet die personenbezogenen Daten im Falle des Widerspruchs nicht mehr, es sei denn, wir können zwingende schutzwürdige Gründe für die Verarbeitung nachweisen, die den Interessen, Rechten und Freiheiten der betroffenen Person überwiegen, oder die Verarbeitung dient der Geltendmachung, Ausübung oder Verteidigung von Rechtsansprüchen.</text:span></text:p>
          <text:p text:style-name="P6"><text:span text:style-name="T9">Verarbeitet die Nussbaumer Projects GmbH personenbezogene Daten, um Direktwerbung zu betreiben, so hat die betroffene Person das Recht, jederzeit Widerspruch gegen die Verarbeitung der personenbezogenen Daten zum Zwecke derartiger Werbung einzulegen. Dies gilt auch für das Profiling, soweit es mit solcher Direktwerbung in Verbindung steht. Widerspricht die betroffene Person gegenüber der Nussbaumer Projects GmbH der Verarbeitung für Zwecke der Direktwerbung, so wird die Nussbaumer Projects GmbH die personenbezogenen Daten nicht mehr für diese Zwecke verarbeiten.</text:span></text:p>
          <text:p text:style-name="P6"><text:span text:style-name="T9">Zudem hat die betroffene Person das Recht, aus Gründen, die sich aus ihrer besonderen Situation ergeben, gegen die sie betreffende Verarbeitung personenbezogener Daten, die bei der Nussbaumer Projects GmbH zu wissenschaftlichen oder historischen Forschungszwecken oder zu statistischen Zwecken gemäß Art. 89 Abs. 1 DS-GVO erfolgen, Widerspruch einzulegen, es sei denn, eine solche Verarbeitung ist zur Erfüllung einer im öffentlichen Interesse liegenden Aufgabe erforderlich.</text:span></text:p>
          <text:p text:style-name="P7"><text:span text:style-name="T9">Zur Ausübung des Rechts auf Widerspruch kann sich die betroffene Person direkt an jeden Mitarbeiter der Nussbaumer Projects GmbH oder einen anderen Mitarbeiter wenden. Der betroffenen Person steht es ferner frei, im Zusammenhang mit der Nutzung von Diensten der Informationsgesellschaft, ungeachtet der Richtlinie 2002/58/EG, ihr Widerspruchsrecht mittels </text:span><text:soft-page-break/><text:span text:style-name="T9">automatisierter Verfahren auszuüben, bei denen technische Spezifikationen verwendet werden.</text:span></text:p>
        </text:list-item>
        <text:list-item>
          <text:p text:style-name="P12">Automatisierte Entscheidungen im Einzelfall einschließlich Profiling</text:p>
          <text:p text:style-name="P6"><text:span text:style-name="T9">Jede von der Verarbeitung personenbezogener Daten betroffene Person hat das vom Europäischen Richtlinien- und Verordnungsgeber gewährte Recht, nicht einer ausschließlich auf einer automatisierten Verarbeitung — einschließlich Profiling — beruhenden Entscheidung unterworfen zu werden, die ihr gegenüber rechtliche Wirkung entfaltet oder sie in ähnlicher Weise erheblich beeinträchtigt, sofern die Entscheidung (1) nicht für den Abschluss oder die Erfüllung eines Vertrags zwischen der betroffenen Person und dem Verantwortlichen erforderlich ist, oder (2) aufgrund von Rechtsvorschriften der Union oder der Mitgliedstaaten, denen der Verantwortliche unterliegt, zulässig ist und diese Rechtsvorschriften angemessene Maßnahmen zur Wahrung der Rechte und Freiheiten sowie der berechtigten Interessen der betroffenen Person enthalten oder (3) mit ausdrücklicher Einwilligung der betroffenen Person erfolgt.</text:span></text:p>
          <text:p text:style-name="P6"><text:span text:style-name="T9">Ist die Entscheidung (1) für den Abschluss oder die Erfüllung eines Vertrags zwischen der betroffenen Person und dem Verantwortlichen erforderlich oder (2) erfolgt sie mit ausdrücklicher Einwilligung der betroffenen Person, trifft die Nussbaumer Projects GmbH angemessene Maßnahmen, um die Rechte und Freiheiten sowie die berechtigten Interessen der betroffenen Person zu wahren, wozu mindestens das Recht auf Erwirkung des Eingreifens einer Person seitens des Verantwortlichen, auf Darlegung des eigenen Standpunkts und auf Anfechtung der Entscheidung gehört.</text:span></text:p>
          <text:p text:style-name="P6"><text:span text:style-name="T9">Möchte die betroffene Person Rechte mit Bezug auf automatisierte Entscheidungen geltend machen, kann sie sich hierzu jederzeit an einen Mitarbeiter des für die Verarbeitung Verantwortlichen wenden.</text:span></text:p>
        </text:list-item>
        <text:list-item>
          <text:p text:style-name="P12">Recht auf Widerruf einer datenschutzrechtlichen Einwilligung</text:p>
          <text:p text:style-name="P6"><text:span text:style-name="T9">Jede von der Verarbeitung personenbezogener Daten betroffene Person hat das vom Europäischen Richtlinien- und Verordnungsgeber gewährte Recht, eine Einwilligung zur Verarbeitung personenbezogener Daten jederzeit zu widerrufen.</text:span></text:p>
          <text:p text:style-name="P6"><text:span text:style-name="T9">Möchte die betroffene Person ihr Recht auf Widerruf einer Einwilligung geltend machen, kann sie sich hierzu jederzeit an einen Mitarbeiter des für die Verarbeitung Verantwortlichen wenden.</text:span></text:p>
        </text:list-item>
      </text:list>
      <text:h text:style-name="Heading_20_3" text:outline-level="3">10. Datenschutz bei Bewerbungen und im Bewerbungsverfahren</text:h>
      <text:p text:style-name="P2"><text:span text:style-name="T5">Der für die Verarbeitung Verantwortliche erhebt und verarbeitet die personenbezogenen Daten von Bewerbern zum Zwecke der Abwicklung des Bewerbungsverfahrens. Die Verarbeitung kann auch auf elektronischem Wege erfolgen. Dies ist insbesondere dann der Fall, wenn ein Bewerber entsprechende Bewerbungsunterlagen auf dem elektronischen Wege, beispielsweise per E-Mail oder über ein auf der Website befindliches Webformular, an den für die Verarbeitung Verantwortlichen übermittelt. Schließt der für die Verarbeitung Verantwortliche einen Anstellungsvertrag mit einem Bewerber, werden die übermittelten Daten zum Zwecke der Abwicklung des Beschäftigungsverhältnisses unter Beachtung der gesetzlichen Vorschriften gespeichert. Wird von dem für die Verarbeitung Verantwortlichen kein Anstellungsvertrag mit dem Bewerber geschlossen, so werden die Bewerbungsunterlagen zwei Monate nach Bekanntgabe der Absageentscheidung automatisch gelöscht, sofern einer Löschung keine sonstigen berechtigten Interessen des für die Verarbeitung Verantwortlichen entgegenstehen. Sonstiges </text:span><text:soft-page-break/><text:span text:style-name="T5">berechtigtes Interesse in diesem Sinne ist beispielsweise eine Beweispflicht in einem Verfahren nach dem Allgemeinen Gleichbehandlungsgesetz (AGG).</text:span></text:p>
      <text:h text:style-name="Heading_20_3" text:outline-level="3">11. Datenschutzbestimmungen zu Einsatz und Verwendung von Google Maps</text:h>
      <text:p text:style-name="P2"><text:span text:style-name="T5">Der für die Verarbeitung Verantwortliche hat auf dieser Website eine API für den Kartendienst Google Maps integriert. </text:span></text:p>
      <text:p text:style-name="P2"><text:span text:style-name="T5">Betreibergesellschaft der API für den Kartendienst Google Maps ist die Google Inc., 1600 Amphitheatre Parkway Mountain View, CA 94043, USA. </text:span></text:p>
      <text:p text:style-name="P2"><text:span text:style-name="T5">Zur Nutzung der Funktionen von Google Maps ist es notwendig, die IP Adresse der betroffenen Person zu speichern. Diese Informationen werden in der Regel an einen Server von Google in den USA übertragen und dort gespeichert. Der Anbieter dieser Seite hat keinen Einfluss auf diese Datenübertragung. </text:span></text:p>
      <text:p text:style-name="P2"><text:span text:style-name="T5">Mehr Informationen zum Umgang mit Nutzerdaten werden in der Datenschutzerklärung von Google veröffentlicht: </text:span><text:a xlink:type="simple" xlink:href="https://www.google.de/intl/de/policies/privacy/" text:style-name="ListLabel_20_19" text:visited-style-name="ListLabel_20_19"><text:span text:style-name="Internet_20_link"><text:span text:style-name="T11">https://www.google.de/intl/de/policies/privacy/</text:span></text:span></text:a></text:p>
      <text:h text:style-name="P4" text:outline-level="4"><text:span text:style-name="T2">12. Datenschutzbestimmungen zu Einsatz und Verwendung von Adobe Typekit</text:span></text:h>
      <text:p text:style-name="P2"><text:span text:style-name="T6">Der für die Verarbeitung Verantwortliche hat auf dieser Website Adobe Typekit integriert. Typekit ist ein Abonnement-Service für Schriftarten, die auf der Website verwenden werden.</text:span></text:p>
      <text:p text:style-name="P2"><text:span text:style-name="T6">Betreibergesellschaft ist Adobe Systems Incorporated, 345 Park Avenue, San Jose, CA 95110-2704, USA.</text:span></text:p>
      <text:p text:style-name="P2"><text:span text:style-name="T6">Zur Erbringung des Typekit-Diensts kann Adobe Informationen über die Schriften bzw. Schriftarten erfassen, die für die Website bereitgestellt werden. Die Informationen werden zur Abrechnung und Einhaltung von Vorschriften verwendet und können u.a. die IP-Adresse des Website-Besuchers, Betriebssystem und Browserversion umfassen.</text:span></text:p>
      <text:p text:style-name="P2"><text:span text:style-name="T6">Weitere Informationen und die geltenden Datenschutzbestimmungen von Adobe können unter</text:span></text:p>
      <text:p text:style-name="P2"><text:a xlink:type="simple" xlink:href="https://www.adobe.com/de/privacy/policy.html" text:style-name="ListLabel_20_20" text:visited-style-name="ListLabel_20_20"><text:span text:style-name="Internet_20_link"><text:span text:style-name="T12">https://www.adobe.com/de/privacy/policy.html</text:span></text:span></text:a><text:span text:style-name="T6"><text:line-break/></text:span><text:a xlink:type="simple" xlink:href="https://www.adobe.com/at/privacy/policies/typekit.html" text:style-name="ListLabel_20_20" text:visited-style-name="ListLabel_20_20"><text:span text:style-name="Internet_20_link"><text:span text:style-name="T12">https://www.adobe.com/at/privacy/policies/typekit.html</text:span></text:span></text:a><text:span text:style-name="T6"><text:line-break/></text:span><text:a xlink:type="simple" xlink:href="https://www.adobe.com/de/privacy/cookies.html" text:style-name="ListLabel_20_20" text:visited-style-name="ListLabel_20_20"><text:span text:style-name="Internet_20_link"><text:span text:style-name="T12">https://www.adobe.com/de/privacy/cookies.html</text:span></text:span></text:a></text:p>
      <text:p text:style-name="P2"><text:span text:style-name="T6">abgerufen werden.</text:span></text:p>
      <text:h text:style-name="Heading_20_3" text:outline-level="3">13. Datenschutzbestimmungen zu Einsatz und Verwendung von Jetpack und Akismet für WordPress</text:h>
      <text:p text:style-name="P2"><text:span text:style-name="T5">Der für die Verarbeitung Verantwortliche hat auf dieser Website Jetpack integriert. Jetpack ist ein WordPress-Plug-In, welches dem Betreiber einer Website, die auf WordPress aufbaut, zusätzliche Funktionen bietet. Jetpack gestattet dem Website-Betreiber unter anderem eine Übersicht über die Besucher der Website. Durch die Anzeige von verwandten Beiträgen und Publikationen oder die Möglichkeit, Inhalte auf der Seite zu teilen, ist ferner die Steigerung der Besucherzahlen möglich. Außerdem sind Sicherheitsfunktionen in Jetpack integriert, sodass eine Jetpack nutzende Website besser gegen Brute-Force-Attacken geschützt ist. Jetpack optimiert und beschleunigt ferner das Laden der auf der Website integrierten Bilder.</text:span></text:p>
      <text:p text:style-name="P2"><text:span text:style-name="T5">Betreibergesellschaft des Jetpack-Plug-Ins für WordPress ist die Automattic Inc., 132 Hawthorne Street, San Francisco, CA 94107, USA. Die Betreibergesellschaft setzt die Trackingtechnologie der Quantcast Inc., 201 Third Street, San Francisco, CA 94103, USA, ein.</text:span></text:p>
      <text:p text:style-name="P2"><text:span text:style-name="T5">Jetpack setzt ein Cookie auf dem informationstechnologischen System der betroffenen Person. Was Cookies sind, wurde oben bereits erläutert. Durch jeden Aufruf einer der Einzelseiten dieser Website, die durch den für die Verarbeitung Verantwortlichen betrieben wird und auf welcher eine Jetpack-Komponente integriert wurde, wird der Internetbrowser auf dem informationstechnologischen System der betroffenen Person automatisch durch die jeweilige Jetpack-Komponente veranlasst, Daten zur Analysezwecken an Automattic zu übermitteln. Im Rahmen dieses technischen Verfahrens erhält Automattic Kenntnis über Daten, die in der Folge zur Erstellung einer Übersicht der Website-Besuche verwendet werden. Die so gewonnenen Daten dienen der Analyse des Verhaltens der betroffenen Person, welche auf die Website des für die Verarbeitung Verantwortlichen zugegriffen hat und werden mit dem Ziel, die Website zu optimieren, ausgewertet. Die über die Jetpack-Komponente erhobenen Daten werden nicht ohne eine vorherige Einholung einer gesonderten ausdrücklichen Einwilligung der betroffenen Person dazu genutzt, die betroffene Person zu identifizieren. Die Daten gelangen ferner Quantcast zur Kenntnis. Quantcast nutzt die Daten zu den gleichen Zwecken wie Automattic.</text:span></text:p>
      <text:p text:style-name="P2"><text:span text:style-name="T5">Die betroffene Person kann die Setzung von Cookies durch unsere Website, wie oben bereits dargestellt, jederzeit mittels einer entsprechenden Einstellung des genutzten Internetbrowsers verhindern und damit der Setzung von Cookies dauerhaft widersprechen. Eine solche Einstellung des genutzten Internetbrowsers würde auch verhindern, dass Automattic/Quantcast ein Cookie auf dem informationstechnologischen System der betroffenen Person setzt. Zudem können von </text:span><text:soft-page-break/><text:span text:style-name="T5">Automattic bereits gesetzte Cookies jederzeit über den Internetbrowser oder andere Softwareprogramme gelöscht werden.</text:span></text:p>
      <text:p text:style-name="P2"><text:span text:style-name="T5">Ferner besteht für die betroffene Person die Möglichkeit, einer Erfassung der durch das Jetpack-Cookie erzeugten, auf eine Nutzung dieser Website bezogenen Daten sowie der Verarbeitung dieser Daten durch Automattic/Quantcast zu widersprechen und eine solche zu verhindern. Hierzu muss die betroffene Person den Opt-Out-Button unter dem Link </text:span><text:a xlink:type="simple" xlink:href="https://www.quantcast.com/opt-out/" text:style-name="ListLabel_20_19" text:visited-style-name="ListLabel_20_19"><text:span text:style-name="Internet_20_link"><text:span text:style-name="T11">https://www.quantcast.com/opt-out/</text:span></text:span></text:a><text:span text:style-name="T5"> drücken, der einen Opt-Out-Cookie setzt. Der mit dem Widerspruch gesetzte Opt-Out-Cookie wird auf dem von der betroffenen Person genutzten informationstechnologischen System abgelegt. Werden die Cookies auf dem System der betroffenen Person nach einem Widerspruch gelöscht, muss die betroffene Person den Link erneut aufrufen und einen neuen Opt-Out-Cookie setzen.</text:span></text:p>
      <text:p text:style-name="P2"><text:span text:style-name="T5">Mit der Setzung des Opt-Out-Cookies besteht jedoch die Möglichkeit, dass die Website des für die Verarbeitung Verantwortlichen für die betroffene Person nicht mehr vollumfänglich nutzbar ist.</text:span></text:p>
      <text:p text:style-name="P2"><text:span text:style-name="T5">Die geltenden Datenschutzbestimmungen von Automattic sind unter </text:span><text:a xlink:type="simple" xlink:href="https://automattic.com/privacy/" text:style-name="ListLabel_20_19" text:visited-style-name="ListLabel_20_19"><text:span text:style-name="Internet_20_link"><text:span text:style-name="T11">https://automatti</text:span></text:span></text:a><text:bookmark text:name="_GoBack"/><text:a xlink:type="simple" xlink:href="https://automattic.com/privacy/" text:style-name="ListLabel_20_19" text:visited-style-name="ListLabel_20_19"><text:span text:style-name="Internet_20_link"><text:span text:style-name="T11">c.com/privacy/</text:span></text:span></text:a><text:span text:style-name="T5"> abrufbar. Die geltenden Datenschutzbestimmungen von Quantcast sind unter </text:span><text:a xlink:type="simple" xlink:href="https://www.quantcast.com/privacy/" text:style-name="ListLabel_20_19" text:visited-style-name="ListLabel_20_19"><text:span text:style-name="Internet_20_link"><text:span text:style-name="T11">https://www.quantcast.com/privacy/</text:span></text:span></text:a><text:span text:style-name="T5"> abrufbar.</text:span></text:p>
      <text:h text:style-name="Heading_20_3" text:outline-level="3">14. Rechtsgrundlage der Verarbeitung</text:h>
      <text:p text:style-name="P2"><text:span text:style-name="T5">Art. 6 I lit. a DS-GVO dient unserem Unternehmen als Rechtsgrundlage für Verarbeitungsvorgänge, bei denen wir eine Einwilligung für einen bestimmten Verarbeitungszweck einholen. Ist die Verarbeitung personenbezogener Daten zur Erfüllung eines Vertrags, dessen Vertragspartei die betroffene Person ist, erforderlich, wie dies beispielsweise bei Verarbeitungsvorgängen der Fall ist, die für eine Lieferung von Waren oder die Erbringung einer sonstigen Leistung oder Gegenleistung notwendig sind, so beruht die Verarbeitung auf Art. 6 I lit. b DS-GVO. Gleiches gilt für solche Verarbeitungsvorgänge, die zur Durchführung vorvertraglicher Maßnahmen erforderlich sind, etwa in Fällen von Anfragen zu unseren Produkten oder Leistungen. Unterliegt unser Unternehmen einer rechtlichen Verpflichtung durch welche eine Verarbeitung von personenbezogenen Daten erforderlich wird, wie beispielsweise zur Erfüllung steuerlicher Pflichten, so basiert die Verarbeitung auf Art. 6 I lit. c DS-GVO. In seltenen Fällen könnte die Verarbeitung von personenbezogenen Daten erforderlich werden, um lebenswichtige Interessen der betroffenen Person oder einer anderen natürlichen Person zu schützen. Dies wäre beispielsweise der Fall, wenn ein Besucher in unserem Betrieb verletzt werden würde und daraufhin sein Name, sein Alter, seine Krankenkassendaten oder sonstige lebenswichtige Informationen an einen Arzt, ein Krankenhaus oder sonstige Dritte weitergegeben werden müssten. Dann würde die Verarbeitung auf Art. 6 I lit. d DS-GVO beruhen. Letztlich könnten Verarbeitungsvorgänge auf Art. 6 I lit. f DS-GVO beruhen. Auf dieser Rechtsgrundlage basieren Verarbeitungsvorgänge, die von keiner der vorgenannten Rechtsgrundlagen erfasst werden, wenn die Verarbeitung zur Wahrung eines berechtigten Interesses unseres Unternehmens oder eines Dritten erforderlich ist, sofern die Interessen, Grundrechte und Grundfreiheiten des Betroffenen nicht überwiegen. Solche Verarbeitungsvorgänge sind uns insbesondere deshalb gestattet, weil sie durch den Europäischen Gesetzgeber besonders erwähnt wurden. Er vertrat insoweit die Auffassung, dass ein berechtigtes Interesse anzunehmen sein könnte, wenn die betroffene Person ein Kunde des Verantwortlichen ist (Erwägungsgrund 47 Satz 2 DS-GVO).</text:span></text:p>
      <text:h text:style-name="Heading_20_3" text:outline-level="3">15. Berechtigte Interessen an der Verarbeitung, die von dem Verantwortlichen oder einem Dritten verfolgt werden</text:h>
      <text:p text:style-name="P2"><text:span text:style-name="T5">Basiert die Verarbeitung personenbezogener Daten auf Artikel 6 I lit. f DS-GVO ist unser berechtigtes Interesse die Durchführung unserer Geschäftstätigkeit zugunsten des Wohlergehens all unserer Mitarbeiter und unserer Anteilseigner.</text:span></text:p>
      <text:h text:style-name="Heading_20_3" text:outline-level="3"><text:soft-page-break/>16. Dauer, für die die personenbezogenen Daten gespeichert werden</text:h>
      <text:p text:style-name="P2"><text:span text:style-name="T5">Das Kriterium für die Dauer der Speicherung von personenbezogenen Daten ist die jeweilige gesetzliche Aufbewahrungsfrist. Nach Ablauf der Frist werden die entsprechenden Daten routinemäßig gelöscht, sofern sie nicht mehr zur Vertragserfüllung oder Vertragsanbahnung erforderlich sind.</text:span></text:p>
      <text:h text:style-name="Heading_20_3" text:outline-level="3">17. Gesetzliche oder vertragliche Vorschriften zur Bereitstellung der personenbezogenen Daten; Erforderlichkeit für den Vertragsabschluss; Verpflichtung der betroffenen Person, die personenbezogenen Daten bereitzustellen; mögliche Folgen der Nichtbereitstellung</text:h>
      <text:p text:style-name="P2"><text:span text:style-name="T5">Wir klären Sie darüber auf, dass die Bereitstellung personenbezogener Daten zum Teil gesetzlich vorgeschrieben ist (z.B. Steuervorschriften) oder sich auch aus vertraglichen Regelungen (z.B. Angaben zum Vertragspartner) ergeben kann. Mitunter kann es zu einem Vertragsschluss erforderlich sein, dass eine betroffene Person uns personenbezogene Daten zur Verfügung stellt, die in der Folge durch uns verarbeitet werden müssen. Die betroffene Person ist beispielsweise verpflichtet uns personenbezogene Daten bereitzustellen, wenn unser Unternehmen mit ihr einen Vertrag abschließt. Eine Nichtbereitstellung der personenbezogenen Daten hätte zur Folge, dass der Vertrag mit dem Betroffenen nicht geschlossen werden könnte. Vor einer Bereitstellung personenbezogener Daten durch den Betroffenen muss sich der Betroffene an einen unserer Mitarbeiter wenden. Unser Mitarbeiter klärt den Betroffenen einzelfallbezogen darüber auf, ob die Bereitstellung der personenbezogenen Daten gesetzlich oder vertraglich vorgeschrieben oder für den Vertragsabschluss erforderlich ist, ob eine Verpflichtung besteht, die personenbezogenen Daten bereitzustellen, und welche Folgen die Nichtbereitstellung der personenbezogenen Daten hätte.</text:span></text:p>
      <text:h text:style-name="Heading_20_3" text:outline-level="3">18. Bestehen einer automatisierten Entscheidungsfindung</text:h>
      <text:p text:style-name="P2"><text:span text:style-name="T5">Als verantwortungsbewusstes Unternehmen verzichten wir auf eine automatische Entscheidungsfindung oder ein Profiling.</text:span></text:p>
      <text:p text:style-name="P9"><text:span text:style-name="T5">Die Grundlage zu dieser Datenschutzerklärung wurde durch den Datenschutzerklärungs-Generator der DGD Deutsche Gesellschaft für Datenschutz GmbH, die als </text:span><text:a xlink:type="simple" xlink:href="https://dg-datenschutz.de/datenschutz-dienstleistungen/externer-datenschutzbeauftragter/" text:style-name="ListLabel_20_21" text:visited-style-name="ListLabel_20_21"><text:span text:style-name="T5">Externer Datenschutzbeauftragter Hannover</text:span></text:a><text:span text:style-name="T5"> tätig ist, in Kooperation mit dem </text:span><text:a xlink:type="simple" xlink:href="https://www.wbs-law.de/it-recht/datenschutzrecht/" text:style-name="ListLabel_20_21" text:visited-style-name="ListLabel_20_21"><text:span text:style-name="T5">Kölner IT- und Datenschutz Anwalt Christian Solmecke</text:span></text:a><text:span text:style-name="T5"> erstellt. Die notwendigen Anpassungen wurden durch den Datenschutzbeauftragten der Nussbaumer Projects GmbH durchgeführ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Courier New" svg:font-family="'Courier New'" style:font-adornments="Standard"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Überschrift_20_4_20_Zchn" style:display-name="Überschrift 4 Zchn"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Segoe UI" fo:font-family="'Segoe UI'"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Segoe UI" fo:font-family="'Segoe UI'" style:font-family-generic="roman" style:font-pitch="variable" fo:font-size="12pt" style:font-size-asian="10pt"/>
    </style:style>
    <style:style style:name="ListLabel_20_11" style:display-name="ListLabel 11" style:family="text">
      <style:text-properties style:font-name="inherit" fo:font-family="inherit" style:font-family-generic="roman" style:font-pitch="variable" fo:font-size="10.5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font-name="Arial" fo:font-family="Arial" style:font-family-generic="roman" style:font-pitch="variable"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font-size-complex="10.5pt" text:display="none"/>
    </style:style>
    <style:style style:name="ListLabel_20_21" style:display-name="ListLabel 21" style:family="text">
      <style:text-properties fo:color="#777777" style:font-name="Arial" fo:font-family="Arial" style:font-family-generic="roman" style:font-pitch="variable"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dumrath</meta:initial-creator>
    <dc:creator>Stefan Nussbaumer</dc:creator>
    <meta:editing-cycles>11</meta:editing-cycles>
    <meta:creation-date>2019-03-21T14:59:00</meta:creation-date>
    <dc:date>2019-04-01T20:36:37.804179973</dc:date>
    <meta:editing-duration>PT38M34S</meta:editing-duration>
    <meta:generator>LibreOffice/6.0.6.2$Linux_X86_64 LibreOffice_project/00m0$Build-2</meta:generator>
    <meta:document-statistic meta:table-count="0" meta:image-count="0" meta:object-count="0" meta:page-count="14" meta:paragraph-count="120" meta:word-count="5036" meta:character-count="40079" meta:non-whitespace-character-count="351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